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17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8.795cm"/>
    </style:style>
    <style:style style:name="co8" style:family="table-column">
      <style:table-column-properties fo:break-before="auto" style:column-width="2.31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874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6.795cm"/>
    </style:style>
    <style:style style:name="co15" style:family="table-column">
      <style:table-column-properties fo:break-before="auto" style:column-width="2.699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7.1_20_Vorlage">
      <style:table-properties table:display="true" style:writing-mode="lr-tb"/>
    </style:style>
    <style:style style:name="ta2" style:family="table" style:master-page-name="PageStyle_5f_7.2_20_Vorlage">
      <style:table-properties table:display="true" style:writing-mode="lr-tb"/>
    </style:style>
    <style:style style:name="ta3" style:family="table" style:master-page-name="PageStyle_5f_7.3_20_Vorlage">
      <style:table-properties table:display="true" style:writing-mode="lr-tb"/>
    </style:style>
    <style:style style:name="ta4" style:family="table" style:master-page-name="PageStyle_5f_7.4_20_Vorlage">
      <style:table-properties table:display="true" style:writing-mode="lr-tb"/>
    </style:style>
    <style:style style:name="ta5" style:family="table" style:master-page-name="PageStyle_5f__20_7.5_20_Vorlag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8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Excel_20_Built-in_20_Percen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Comma" style:data-style-name="N128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Comma" style:data-style-name="N128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28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37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transparent" style:rotation-align="none"/>
    </style:style>
    <style:style style:name="ce39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3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8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137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53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55" style:family="table-cell" style:parent-style-name="Default" style:data-style-name="N128">
      <style:table-cell-properties style:rotation-align="none"/>
    </style:style>
    <style:style style:name="ce56" style:family="table-cell" style:parent-style-name="Default" style:data-style-name="N136">
      <style:table-cell-properties style:rotation-align="none"/>
    </style:style>
    <style:style style:name="ce57" style:family="table-cell" style:parent-style-name="Default" style:data-style-name="N137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0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1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7.1 Vorl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Lösung Beispiel 7.1 - Ermittlung der kurzfristigen Preisuntergrenze</text:p>
          </table:table-cell>
          <table:table-cell table:style-name="ce7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Kostenstelle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Fertigung 1</text:p>
          </table:table-cell>
          <table:table-cell table:style-name="ce3" office:value-type="string" calcext:value-type="string">
            <text:p>Fertigung 2</text:p>
          </table:table-cell>
          <table:table-cell table:style-name="ce3" office:value-type="string" calcext:value-type="string">
            <text:p>VW / Vtr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Var. Gemeinkosten</text:p>
          </table:table-cell>
          <table:table-cell table:style-name="ce8" office:value-type="float" office:value="456000" calcext:value-type="float">
            <text:p><text:s/>456.000,00 </text:p>
          </table:table-cell>
          <table:table-cell table:style-name="ce11" office:value-type="float" office:value="1200000" calcext:value-type="float">
            <text:p>1.200.000,00</text:p>
          </table:table-cell>
          <table:table-cell table:style-name="ce8" office:value-type="float" office:value="3564000" calcext:value-type="float">
            <text:p><text:s/>3.564.000,00 </text:p>
          </table:table-cell>
          <table:table-cell table:style-name="ce8" office:value-type="float" office:value="529500" calcext:value-type="float">
            <text:p><text:s/>529.500,00 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Bezugsgröße</text:p>
          </table:table-cell>
          <table:table-cell table:style-name="ce8" office:value-type="float" office:value="12000000" calcext:value-type="float">
            <text:p><text:s/>12.000.000,00 </text:p>
          </table:table-cell>
          <table:table-cell table:style-name="ce12" office:value-type="string" calcext:value-type="string">
            <text:p>4000 h</text:p>
          </table:table-cell>
          <table:table-cell table:style-name="ce8" office:value-type="float" office:value="3960000" calcext:value-type="float">
            <text:p><text:s/>3.960.000,00 </text:p>
          </table:table-cell>
          <table:table-cell table:style-name="ce8" table:formula="of:=[.D5]+[.D4]+[.C4]+[.B4]+[.B5]" office:value-type="float" office:value="21180000" calcext:value-type="float">
            <text:p><text:s/>21.180.000,00 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Zuschlagssätze</text:p>
          </table:table-cell>
          <table:table-cell table:style-name="ce9" table:formula="of:=[.B4]/[.B5]" office:value-type="percentage" office:value="0.038" calcext:value-type="percentage">
            <text:p>3,80 %</text:p>
          </table:table-cell>
          <table:table-cell table:style-name="ce13" office:value-type="float" office:value="300" calcext:value-type="float">
            <text:p>300</text:p>
          </table:table-cell>
          <table:table-cell table:style-name="ce9" table:formula="of:=[.D4]/[.D5]" office:value-type="percentage" office:value="0.9" calcext:value-type="percentage">
            <text:p>90,00 %</text:p>
          </table:table-cell>
          <table:table-cell table:style-name="ce9" table:formula="of:=[.E4]/[.E5]" office:value-type="percentage" office:value="0.025" calcext:value-type="percentage">
            <text:p>2,50 %</text:p>
          </table:table-cell>
          <table:table-cell table:number-columns-repeated="16379"/>
        </table:table-row>
        <table:table-row table:style-name="ro3">
          <table:table-cell/>
          <table:table-cell table:style-name="ce10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aterialeinzelkosten</text:p>
          </table:table-cell>
          <table:table-cell table:number-columns-repeated="3"/>
          <table:table-cell table:style-name="ce15" office:value-type="float" office:value="12000" calcext:value-type="float">
            <text:p><text:s/>12.000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4"/>
          <table:table-cell table:style-name="ce15" table:formula="of:=[.E9]*[.B6]" office:value-type="float" office:value="456" calcext:value-type="float">
            <text:p><text:s/>4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5" office:value-type="float" office:value="200" calcext:value-type="float">
            <text:p><text:s/>200,00 </text:p>
          </table:table-cell>
          <table:table-cell table:style-name="ce15" table:formula="of:=[.D11]*[.C6]" office:value-type="float" office:value="60000" calcext:value-type="float">
            <text:p><text:s/>60.000,00 </text:p>
          </table:table-cell>
          <table:table-cell table:number-columns-repeated="16379"/>
        </table:table-row>
        <table:table-row table:style-name="ro5">
          <table:table-cell table:number-columns-repeated="4"/>
          <table:table-cell table:style-name="ce15" office:value-type="float" office:value="35000" calcext:value-type="float">
            <text:p><text:s/>35.000,00 </text:p>
          </table:table-cell>
          <table:table-cell table:number-columns-repeated="16379"/>
        </table:table-row>
        <table:table-row table:style-name="ro3">
          <table:table-cell table:style-name="ce5" table:number-columns-repeated="3"/>
          <table:table-cell table:style-name="ce16"/>
          <table:table-cell table:style-name="ce18" table:formula="of:=[.D6]*[.E12]" office:value-type="float" office:value="31500" calcext:value-type="float">
            <text:p><text:s/>31.500,00 </text:p>
          </table:table-cell>
          <table:table-cell table:number-columns-repeated="16379"/>
        </table:table-row>
        <table:table-row table:style-name="ro3">
          <table:table-cell table:number-columns-repeated="4"/>
          <table:table-cell table:style-name="ce15" table:formula="of:=SUM([.E9:.E13])" office:value-type="float" office:value="138956" calcext:value-type="float">
            <text:p><text:s/>138.9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7"/>
          <table:table-cell table:style-name="ce15" table:formula="of:=[.E14]*[.E6]" office:value-type="float" office:value="3473.9" calcext:value-type="float">
            <text:p><text:s/>3.473,90 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var. SK</text:p>
          </table:table-cell>
          <table:table-cell table:style-name="ce6" table:number-columns-repeated="3"/>
          <table:table-cell table:style-name="ce19" table:formula="of:=[.E15]+[.E14]" office:value-type="float" office:value="142429.9" calcext:value-type="float">
            <text:p><text:s/>142.429,90 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kurzfristige Preisuntergrenze</text:p>
          </table:table-cell>
          <table:table-cell table:style-name="ce6" table:number-columns-repeated="4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7.2 Vorlag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Lösung Beispiel 7.2 - Ermittlung der kurzfristigen Preisuntergrenze</text:p>
          </table:table-cell>
          <table:table-cell table:style-name="ce20" table:number-columns-repeated="4"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7">
          <table:table-cell table:style-name="ce3" office:value-type="string" calcext:value-type="string">
            <text:p>Kostenstelle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Fertigung 1</text:p>
          </table:table-cell>
          <table:table-cell table:style-name="ce3" office:value-type="string" calcext:value-type="string">
            <text:p>Fertigung 2</text:p>
          </table:table-cell>
          <table:table-cell table:style-name="ce3" office:value-type="string" calcext:value-type="string">
            <text:p>VW / Vtr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Var. Gemeinkosten</text:p>
          </table:table-cell>
          <table:table-cell table:style-name="ce8" office:value-type="float" office:value="364800" calcext:value-type="float">
            <text:p><text:s/>364.800,00 </text:p>
          </table:table-cell>
          <table:table-cell table:style-name="ce11" office:value-type="float" office:value="900000" calcext:value-type="float">
            <text:p>900.000,00</text:p>
          </table:table-cell>
          <table:table-cell table:style-name="ce8" office:value-type="float" office:value="1247400" calcext:value-type="float">
            <text:p><text:s/>1.247.400,00 </text:p>
          </table:table-cell>
          <table:table-cell table:style-name="ce8" office:value-type="float" office:value="211800" calcext:value-type="float">
            <text:p><text:s/>211.800,00 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Bezugsgröße</text:p>
          </table:table-cell>
          <table:table-cell table:style-name="ce8" office:value-type="float" office:value="3000000" calcext:value-type="float">
            <text:p><text:s/>3.000.000,00 </text:p>
          </table:table-cell>
          <table:table-cell table:style-name="ce12" office:value-type="string" calcext:value-type="string">
            <text:p>1800 h</text:p>
          </table:table-cell>
          <table:table-cell table:style-name="ce8" office:value-type="float" office:value="990000" calcext:value-type="float">
            <text:p><text:s/>990.000,00 </text:p>
          </table:table-cell>
          <table:table-cell table:style-name="ce8" table:formula="of:=[.D5]+[.D4]+[.C4]+[.B4]+[.B5]" office:value-type="float" office:value="6502200" calcext:value-type="float">
            <text:p><text:s/>6.502.200,00 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Zuschlagssätze</text:p>
          </table:table-cell>
          <table:table-cell table:style-name="ce9" table:formula="of:=[.B4]/[.B5]" office:value-type="percentage" office:value="0.1216" calcext:value-type="percentage">
            <text:p>12,16 %</text:p>
          </table:table-cell>
          <table:table-cell table:style-name="ce13" table:formula="of:=[.C4]/1800" office:value-type="float" office:value="500" calcext:value-type="float">
            <text:p>500</text:p>
          </table:table-cell>
          <table:table-cell table:style-name="ce9" table:formula="of:=[.D4]/[.D5]" office:value-type="percentage" office:value="1.26" calcext:value-type="percentage">
            <text:p>126,00 %</text:p>
          </table:table-cell>
          <table:table-cell table:style-name="ce9" table:formula="of:=[.E4]/[.E5]" office:value-type="percentage" office:value="0.0325735904770693" calcext:value-type="percentage">
            <text:p>3,26 %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calcext:value-type="string">
            <text:p>Materialeinzelkosten</text:p>
          </table:table-cell>
          <table:table-cell table:number-columns-repeated="3"/>
          <table:table-cell table:style-name="ce15" office:value-type="float" office:value="5000" calcext:value-type="float">
            <text:p><text:s/>5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GK</text:p>
          </table:table-cell>
          <table:table-cell table:number-columns-repeated="2"/>
          <table:table-cell table:style-name="ce14"/>
          <table:table-cell table:style-name="ce15" table:formula="of:=[.E9]*[.B6]" office:value-type="float" office:value="608" calcext:value-type="float">
            <text:p><text:s/>6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1</text:p>
          </table:table-cell>
          <table:table-cell table:number-columns-repeated="2"/>
          <table:table-cell table:style-name="ce15" office:value-type="float" office:value="80" calcext:value-type="float">
            <text:p><text:s/>80,00 </text:p>
          </table:table-cell>
          <table:table-cell table:style-name="ce15" table:formula="of:=[.D11]*[.C6]" office:value-type="float" office:value="40000" calcext:value-type="float">
            <text:p><text:s/>40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2</text:p>
          </table:table-cell>
          <table:table-cell table:number-columns-repeated="3"/>
          <table:table-cell table:style-name="ce15" office:value-type="float" office:value="15000" calcext:value-type="float">
            <text:p><text:s/>15.000,00 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FGK2</text:p>
          </table:table-cell>
          <table:table-cell table:style-name="ce5" table:number-columns-repeated="2"/>
          <table:table-cell table:style-name="ce16"/>
          <table:table-cell table:style-name="ce18" table:formula="of:=[.D6]*[.E12]" office:value-type="float" office:value="18900" calcext:value-type="float">
            <text:p><text:s/>18.9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K</text:p>
          </table:table-cell>
          <table:table-cell table:number-columns-repeated="3"/>
          <table:table-cell table:style-name="ce15" table:formula="of:=SUM([.E9:.E13])" office:value-type="float" office:value="79508" calcext:value-type="float">
            <text:p><text:s/>79.5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WVTGK</text:p>
          </table:table-cell>
          <table:table-cell table:number-columns-repeated="2"/>
          <table:table-cell table:style-name="ce17"/>
          <table:table-cell table:style-name="ce15" table:formula="of:=[.E14]*[.E6]" office:value-type="float" office:value="2589.86103165083" calcext:value-type="float">
            <text:p><text:s/>2.589,86 </text:p>
          </table:table-cell>
          <table:table-cell table:number-columns-repeated="16379"/>
        </table:table-row>
        <table:table-row table:style-name="ro5">
          <table:table-cell table:style-name="ce6" office:value-type="string" calcext:value-type="string">
            <text:p>var. SK</text:p>
          </table:table-cell>
          <table:table-cell table:style-name="ce6" table:number-columns-repeated="3"/>
          <table:table-cell table:style-name="ce19" table:formula="of:=[.E15]+[.E14]" office:value-type="float" office:value="82097.8610316508" calcext:value-type="float">
            <text:p><text:s/>82.097,86 </text:p>
          </table:table-cell>
          <table:table-cell table:number-columns-repeated="16379"/>
        </table:table-row>
        <table:table-row table:style-name="ro5">
          <table:table-cell table:style-name="ce6" office:value-type="string" calcext:value-type="string">
            <text:p>kurzfristige Preisuntergrenze</text:p>
          </table:table-cell>
          <table:table-cell table:style-name="ce6" table:number-columns-repeated="4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7.3 Vorlag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1" office:value-type="string" calcext:value-type="string">
            <text:p>Lösung Beispiel 7.3 - Programmentscheidungen ohne Engpass</text:p>
          </table:table-cell>
          <table:table-cell table:style-name="ce24" table:number-columns-repeated="3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3">
          <table:table-cell table:style-name="ce21" office:value-type="string" calcext:value-type="string">
            <text:p>1. Berechnung des Deckungsbeitrags</text:p>
          </table:table-cell>
          <table:table-cell table:style-name="ce2" table:number-columns-repeated="4"/>
          <table:table-cell table:number-columns-repeated="16379"/>
        </table:table-row>
        <table:table-row table:style-name="ro3">
          <table:table-cell table:style-name="ce2" office:value-type="string" calcext:value-type="string">
            <text:p>Fertigungsmaterial</text:p>
          </table:table-cell>
          <table:table-cell table:style-name="ce2" table:number-columns-repeated="2"/>
          <table:table-cell table:style-name="ce15" office:value-type="float" office:value="4" calcext:value-type="float">
            <text:p><text:s/>4,0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GK</text:p>
          </table:table-cell>
          <table:table-cell table:style-name="ce2"/>
          <table:table-cell table:style-name="ce25" office:value-type="percentage" office:value="0.05" calcext:value-type="percentage">
            <text:p>5 %</text:p>
          </table:table-cell>
          <table:table-cell table:style-name="ce18" table:formula="of:=[.D4]*[.C5]" office:value-type="float" office:value="0.2" calcext:value-type="float">
            <text:p><text:s/>0,2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F1</text:p>
          </table:table-cell>
          <table:table-cell table:style-name="ce2" table:number-columns-repeated="2"/>
          <table:table-cell table:style-name="ce15" office:value-type="float" office:value="7.2" calcext:value-type="float">
            <text:p><text:s/>7,2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office:value-type="string" calcext:value-type="string">
            <text:p>FGK</text:p>
          </table:table-cell>
          <table:table-cell table:style-name="ce5"/>
          <table:table-cell table:style-name="ce16" office:value-type="percentage" office:value="1.15" calcext:value-type="percentage">
            <text:p>115 %</text:p>
          </table:table-cell>
          <table:table-cell table:style-name="ce18" table:formula="of:=[.D6]*[.C7]" office:value-type="float" office:value="8.28" calcext:value-type="float">
            <text:p><text:s/>8,28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HK</text:p>
          </table:table-cell>
          <table:table-cell table:style-name="ce2" table:number-columns-repeated="2"/>
          <table:table-cell table:style-name="ce15" table:formula="of:=SUM([.D4:.D7])" office:value-type="float" office:value="19.68" calcext:value-type="float">
            <text:p><text:s/>19,68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5" office:value-type="string" calcext:value-type="string">
            <text:p>VwVtGK</text:p>
          </table:table-cell>
          <table:table-cell table:style-name="ce5"/>
          <table:table-cell table:style-name="ce16" office:value-type="percentage" office:value="0.07" calcext:value-type="percentage">
            <text:p>7 %</text:p>
          </table:table-cell>
          <table:table-cell table:style-name="ce18" table:formula="of:=[.D8]*[.C9]" office:value-type="float" office:value="1.3776" calcext:value-type="float">
            <text:p><text:s/>1,38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2" office:value-type="string" calcext:value-type="string">
            <text:p>SK</text:p>
          </table:table-cell>
          <table:table-cell table:style-name="ce22" table:number-columns-repeated="2"/>
          <table:table-cell table:style-name="ce26" table:formula="of:=SUM([.D8:.D9])" office:value-type="float" office:value="21.0576" calcext:value-type="float">
            <text:p><text:s/>21,06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15"/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ettoverkaufspreis (Erlös)</text:p>
          </table:table-cell>
          <table:table-cell table:style-name="ce2" table:number-columns-repeated="2"/>
          <table:table-cell table:style-name="ce15" office:value-type="float" office:value="38" calcext:value-type="float">
            <text:p><text:s/>38,0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table:number-columns-repeated="3"/>
          <table:table-cell table:style-name="ce27" table:formula="of:=[.D10]" office:value-type="float" office:value="21.0576" calcext:value-type="float">
            <text:p><text:s/>21,06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DB</text:p>
          </table:table-cell>
          <table:table-cell table:style-name="ce2" table:number-columns-repeated="2"/>
          <table:table-cell table:style-name="ce28" table:formula="of:=[.D12]-[.D13]" office:value-type="float" office:value="16.9424" calcext:value-type="float">
            <text:p><text:s/>16,94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3" table:number-columns-repeated="3"/>
          <table:table-cell table:style-name="ce29"/>
          <table:table-cell table:style-name="ce28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1" office:value-type="string" calcext:value-type="string">
            <text:p>2. zusätzlicher Auftrag</text:p>
          </table:table-cell>
          <table:table-cell table:style-name="ce2" table:number-columns-repeated="4"/>
          <table:table-cell table:number-columns-repeated="16379"/>
        </table:table-row>
        <table:table-row table:style-name="ro3">
          <table:table-cell table:style-name="ce2" office:value-type="string" calcext:value-type="string">
            <text:p>Nettoverkaufspreis</text:p>
          </table:table-cell>
          <table:table-cell table:style-name="ce2" table:number-columns-repeated="2"/>
          <table:table-cell table:style-name="ce15" office:value-type="float" office:value="31" calcext:value-type="float">
            <text:p><text:s/>31,0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5" office:value-type="string" calcext:value-type="string">
            <text:p>var SK</text:p>
          </table:table-cell>
          <table:table-cell table:style-name="ce5" table:number-columns-repeated="2"/>
          <table:table-cell table:style-name="ce18" table:formula="of:=[.D10]" office:value-type="float" office:value="21.0576" calcext:value-type="float">
            <text:p><text:s/>21,06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euer DB</text:p>
          </table:table-cell>
          <table:table-cell table:style-name="ce2" table:number-columns-repeated="2"/>
          <table:table-cell table:style-name="ce15" table:formula="of:=[.D18]-[.D19]" office:value-type="float" office:value="9.9424" calcext:value-type="float">
            <text:p><text:s/>9,94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28" table:formula="of:=[.D20]*[.C21]" office:value-type="float" office:value="9942.4" calcext:value-type="float">
            <text:p><text:s/>9.942,4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/>
          <table:table-cell table:style-name="ce2"/>
          <table:table-cell table:number-columns-repeated="16379"/>
        </table:table-row>
        <table:table-row table:style-name="ro3">
          <table:table-cell table:style-name="ce22" office:value-type="string" calcext:value-type="string">
            <text:p>Annehmen da der DB positiv ist, und wir 9942,4 € erwirtschaften</text:p>
          </table:table-cell>
          <table:table-cell table:style-name="ce22" table:number-columns-repeated="3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1" office:value-type="string" calcext:value-type="string">
            <text:p>3. Entscheidung zwischen 1. und 3.</text:p>
          </table:table-cell>
          <table:table-cell table:style-name="ce2" table:number-columns-repeated="4"/>
          <table:table-cell table:number-columns-repeated="16379"/>
        </table:table-row>
        <table:table-row table:style-name="ro3">
          <table:table-cell table:style-name="ce2" office:value-type="string" calcext:value-type="string">
            <text:p>Nettoverkaufspreis</text:p>
          </table:table-cell>
          <table:table-cell table:style-name="ce2" table:number-columns-repeated="2"/>
          <table:table-cell table:style-name="ce15" office:value-type="float" office:value="35" calcext:value-type="float">
            <text:p><text:s/>35,0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5" table:number-columns-repeated="3"/>
          <table:table-cell table:style-name="ce18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15"/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ttoverkaufspreis</text:p>
          </table:table-cell>
          <table:table-cell table:style-name="ce2" table:number-columns-repeated="2"/>
          <table:table-cell table:style-name="ce15" office:value-type="float" office:value="35" calcext:value-type="float">
            <text:p><text:s/>35,0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3" office:value-type="string" calcext:value-type="string">
            <text:p>var SK</text:p>
          </table:table-cell>
          <table:table-cell table:style-name="ce23" table:number-columns-repeated="2"/>
          <table:table-cell table:style-name="ce18" table:formula="of:=[.D10]" office:value-type="float" office:value="21.0576" calcext:value-type="float">
            <text:p><text:s/>21,06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uer DB</text:p>
          </table:table-cell>
          <table:table-cell table:style-name="ce2" table:number-columns-repeated="2"/>
          <table:table-cell table:style-name="ce15" table:formula="of:=[.D29]-[.D30]" office:value-type="float" office:value="13.9424" calcext:value-type="float">
            <text:p><text:s/>13,94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2"/>
          <table:table-cell table:style-name="ce2" office:value-type="float" office:value="8000" calcext:value-type="float">
            <text:p>8000</text:p>
          </table:table-cell>
          <table:table-cell table:style-name="ce30" table:formula="of:=[.D31]*[.C32]" office:value-type="currency" office:currency="EUR" office:value="111539.2" calcext:value-type="currency">
            <text:p>€ 111.539,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2" office:value-type="string" calcext:value-type="string">
            <text:p>Antwort: </text:p>
          </table:table-cell>
          <table:table-cell table:style-name="ce22" office:value-type="string" calcext:value-type="string">
            <text:p>Ändern da wir 9884,8 € mehr erwirtschaften</text:p>
          </table:table-cell>
          <table:table-cell table:style-name="ce22" table:number-columns-repeated="2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" table:number-columns-repeated="2"/>
          <table:table-cell table:style-name="ce2" office:value-type="float" office:value="6000" calcext:value-type="float">
            <text:p>6000</text:p>
          </table:table-cell>
          <table:table-cell table:style-name="ce2" table:formula="of:=[.D14]*[.C37]" office:value-type="float" office:value="101654.4" calcext:value-type="float">
            <text:p>101654,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Ohne 2</text:p>
          </table:table-cell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30" table:formula="of:=[.D38]+[.D37]" office:value-type="currency" office:currency="EUR" office:value="101654.4" calcext:value-type="currency">
            <text:p>€ 101.654,40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table:number-columns-repeated="3"/>
          <table:table-cell table:style-name="ce31" table:formula="of:=[.D39]-[.D32]" office:value-type="currency" office:currency="EUR" office:value="-9884.8" calcext:value-type="currency">
            <text:p>-€ 9.884,80</text:p>
          </table:table-cell>
          <table:table-cell table:style-name="ce2"/>
          <table:table-cell table:number-columns-repeated="16379"/>
        </table:table-row>
        <table:table-row table:style-name="ro4" table:number-rows-repeated="10485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7.4 Vorlage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1" office:value-type="string" calcext:value-type="string">
            <text:p>Lösung Beispiel 7.4 - Programmentscheidungen ohne Engpass</text:p>
          </table:table-cell>
          <table:table-cell table:style-name="ce24" table:number-columns-repeated="3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table:style-name="ce21" office:value-type="string" calcext:value-type="string">
            <text:p>1. Berechnung des Deckungsbeitrags</text:p>
          </table:table-cell>
          <table:table-cell table:style-name="ce2" table:number-columns-repeated="4"/>
          <table:table-cell table:number-columns-repeated="16379"/>
        </table:table-row>
        <table:table-row table:style-name="ro4">
          <table:table-cell table:style-name="ce2" office:value-type="string" calcext:value-type="string">
            <text:p>Fertigungsmaterial</text:p>
          </table:table-cell>
          <table:table-cell table:style-name="ce2" table:number-columns-repeated="2"/>
          <table:table-cell table:style-name="ce15" office:value-type="float" office:value="3.1" calcext:value-type="float">
            <text:p><text:s/>3,1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GK</text:p>
          </table:table-cell>
          <table:table-cell table:style-name="ce2"/>
          <table:table-cell table:style-name="ce25" office:value-type="percentage" office:value="0.06" calcext:value-type="percentage">
            <text:p>6 %</text:p>
          </table:table-cell>
          <table:table-cell table:style-name="ce18" table:formula="of:=[.D4]*[.C5]" office:value-type="float" office:value="0.186" calcext:value-type="float">
            <text:p><text:s/>0,19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table:number-columns-repeated="2"/>
          <table:table-cell table:style-name="ce15" office:value-type="float" office:value="4.2" calcext:value-type="float">
            <text:p><text:s/>4,2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office:value-type="string" calcext:value-type="string">
            <text:p>FGK</text:p>
          </table:table-cell>
          <table:table-cell table:style-name="ce5"/>
          <table:table-cell table:style-name="ce16" office:value-type="percentage" office:value="1.25" calcext:value-type="percentage">
            <text:p>125 %</text:p>
          </table:table-cell>
          <table:table-cell table:style-name="ce18" table:formula="of:=[.D6]*[.C7]" office:value-type="float" office:value="5.25" calcext:value-type="float">
            <text:p><text:s/>5,25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HK</text:p>
          </table:table-cell>
          <table:table-cell table:style-name="ce2" table:number-columns-repeated="2"/>
          <table:table-cell table:style-name="ce15" table:formula="of:=SUM([.D4:.D7])" office:value-type="float" office:value="12.736" calcext:value-type="float">
            <text:p><text:s/>12,74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office:value-type="string" calcext:value-type="string">
            <text:p>VwVtGK</text:p>
          </table:table-cell>
          <table:table-cell table:style-name="ce5"/>
          <table:table-cell table:style-name="ce16" office:value-type="percentage" office:value="0.07" calcext:value-type="percentage">
            <text:p>7 %</text:p>
          </table:table-cell>
          <table:table-cell table:style-name="ce18" table:formula="of:=[.D8]*[.C9]" office:value-type="float" office:value="0.89152" calcext:value-type="float">
            <text:p><text:s/>0,89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2" office:value-type="string" calcext:value-type="string">
            <text:p>SK</text:p>
          </table:table-cell>
          <table:table-cell table:style-name="ce22" table:number-columns-repeated="2"/>
          <table:table-cell table:style-name="ce26" table:formula="of:=SUM([.D8:.D9])" office:value-type="float" office:value="13.62752" calcext:value-type="float">
            <text:p><text:s/>13,63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table:number-columns-repeated="3"/>
          <table:table-cell table:style-name="ce15"/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ttoverkaufspreis (Erlös)</text:p>
          </table:table-cell>
          <table:table-cell table:style-name="ce2" table:number-columns-repeated="2"/>
          <table:table-cell table:style-name="ce15" office:value-type="float" office:value="16" calcext:value-type="float">
            <text:p><text:s/>16,0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table:number-columns-repeated="3"/>
          <table:table-cell table:style-name="ce27" table:formula="of:=[.D10]" office:value-type="float" office:value="13.62752" calcext:value-type="float">
            <text:p><text:s/>13,63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DB</text:p>
          </table:table-cell>
          <table:table-cell table:style-name="ce2" table:number-columns-repeated="2"/>
          <table:table-cell table:style-name="ce28" table:formula="of:=[.D12]-[.D13]" office:value-type="float" office:value="2.37248" calcext:value-type="float">
            <text:p><text:s/>2,37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3" table:number-columns-repeated="2"/>
          <table:table-cell table:style-name="ce23" office:value-type="float" office:value="25000" calcext:value-type="float">
            <text:p>25000</text:p>
          </table:table-cell>
          <table:table-cell table:style-name="ce29" table:formula="of:=[.D14]*[.C15]" office:value-type="float" office:value="59312" calcext:value-type="float">
            <text:p><text:s/>59.312,00 </text:p>
          </table:table-cell>
          <table:table-cell table:style-name="ce28"/>
          <table:table-cell table:number-columns-repeated="16379"/>
        </table:table-row>
        <table:table-row table:style-name="ro4">
          <table:table-cell table:style-name="ce2" table:number-columns-repeated="5"/>
          <table:table-cell table:number-columns-repeated="16379"/>
        </table:table-row>
        <table:table-row table:style-name="ro4">
          <table:table-cell table:style-name="ce21" office:value-type="string" calcext:value-type="string">
            <text:p>2. zusätzlicher Auftrag</text:p>
          </table:table-cell>
          <table:table-cell table:style-name="ce2" table:number-columns-repeated="4"/>
          <table:table-cell table:number-columns-repeated="16379"/>
        </table:table-row>
        <table:table-row table:style-name="ro4">
          <table:table-cell table:style-name="ce2" office:value-type="string" calcext:value-type="string">
            <text:p>Nettoverkaufspreis</text:p>
          </table:table-cell>
          <table:table-cell table:style-name="ce2" table:number-columns-repeated="2"/>
          <table:table-cell table:style-name="ce15" office:value-type="float" office:value="15" calcext:value-type="float">
            <text:p><text:s/>15,0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office:value-type="string" calcext:value-type="string">
            <text:p>var SK</text:p>
          </table:table-cell>
          <table:table-cell table:style-name="ce5" table:number-columns-repeated="2"/>
          <table:table-cell table:style-name="ce18" table:formula="of:=[.D10]" office:value-type="float" office:value="13.62752" calcext:value-type="float">
            <text:p><text:s/>13,63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uer DB</text:p>
          </table:table-cell>
          <table:table-cell table:style-name="ce2" table:number-columns-repeated="2"/>
          <table:table-cell table:style-name="ce15" table:formula="of:=[.D18]-[.D19]" office:value-type="float" office:value="1.37248" calcext:value-type="float">
            <text:p><text:s/>1,37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table:number-columns-repeated="2"/>
          <table:table-cell table:style-name="ce2" office:value-type="float" office:value="4000" calcext:value-type="float">
            <text:p>4000</text:p>
          </table:table-cell>
          <table:table-cell table:style-name="ce28" table:formula="of:=[.D20]*[.C21]" office:value-type="float" office:value="5489.92" calcext:value-type="float">
            <text:p><text:s/>5.489,92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/>
          <table:table-cell table:style-name="ce2"/>
          <table:table-cell table:number-columns-repeated="16379"/>
        </table:table-row>
        <table:table-row table:style-name="ro3">
          <table:table-cell table:style-name="ce22" office:value-type="string" calcext:value-type="string">
            <text:p>Antwort: </text:p>
          </table:table-cell>
          <table:table-cell table:style-name="ce22" office:value-type="string" calcext:value-type="string">
            <text:p>Ja weil wir 5489,92 erwirtschaften</text:p>
          </table:table-cell>
          <table:table-cell table:style-name="ce22" table:number-columns-repeated="2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1" office:value-type="string" calcext:value-type="string">
            <text:p>3. Entscheidung zwischen 1. und 3.</text:p>
          </table:table-cell>
          <table:table-cell table:style-name="ce2" table:number-columns-repeated="4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15"/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ttoverkaufspreis</text:p>
          </table:table-cell>
          <table:table-cell table:style-name="ce2" table:number-columns-repeated="2"/>
          <table:table-cell table:style-name="ce15" office:value-type="float" office:value="14.5" calcext:value-type="float">
            <text:p><text:s/>14,50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5" office:value-type="string" calcext:value-type="string">
            <text:p>var SK</text:p>
          </table:table-cell>
          <table:table-cell table:style-name="ce5" table:number-columns-repeated="2"/>
          <table:table-cell table:style-name="ce18" table:formula="of:=[.D19]" office:value-type="float" office:value="13.62752" calcext:value-type="float">
            <text:p><text:s/>13,63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Neuer DB</text:p>
          </table:table-cell>
          <table:table-cell table:style-name="ce2" table:number-columns-repeated="2"/>
          <table:table-cell table:style-name="ce15" table:formula="of:=[.D27]-[.D28]" office:value-type="float" office:value="0.87248" calcext:value-type="float">
            <text:p><text:s/>0,87 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table:number-columns-repeated="2"/>
          <table:table-cell table:style-name="ce2" office:value-type="float" office:value="30000" calcext:value-type="float">
            <text:p>30000</text:p>
          </table:table-cell>
          <table:table-cell table:style-name="ce28" table:formula="of:=[.D29]*[.C30]" office:value-type="float" office:value="26174.4" calcext:value-type="float">
            <text:p><text:s/>26.174,4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 table:formula="of:=[.D15]" office:value-type="float" office:value="59312" calcext:value-type="float">
            <text:p><text:s/>59.312,0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 table:formula="of:=[.D30]-[.D31]" office:value-type="float" office:value="-33137.6" calcext:value-type="float">
            <text:p>-33.137,60 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3"/>
          <table:table-cell table:style-name="ce28"/>
          <table:table-cell table:style-name="ce2"/>
          <table:table-cell table:number-columns-repeated="16379"/>
        </table:table-row>
        <table:table-row table:style-name="ro3">
          <table:table-cell table:style-name="ce2" table:number-columns-repeated="5"/>
          <table:table-cell table:number-columns-repeated="16379"/>
        </table:table-row>
        <table:table-row table:style-name="ro3">
          <table:table-cell table:style-name="ce22" office:value-type="string" calcext:value-type="string">
            <text:p>Antwort: </text:p>
          </table:table-cell>
          <table:table-cell table:style-name="ce22" office:value-type="string" calcext:value-type="string">
            <text:p>Nein, weil wir sont 31137,6 weniger erwirtscahften</text:p>
          </table:table-cell>
          <table:table-cell table:style-name="ce22" table:number-columns-repeated="2"/>
          <table:table-cell table:style-name="ce2"/>
          <table:table-cell table:number-columns-repeated="16379"/>
        </table:table-row>
        <table:table-row table:style-name="ro3" table:number-rows-repeated="5">
          <table:table-cell table:style-name="ce2" table:number-columns-repeated="5"/>
          <table:table-cell table:number-columns-repeated="16379"/>
        </table:table-row>
        <table:table-row table:style-name="ro4" table:number-rows-repeated="10485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 7.5 Vorlage" table:style-name="ta5">
        <office:forms form:automatic-focus="false" form:apply-design-mode="false"/>
        <table:table-column table:style-name="co14" table:default-cell-style-name="ce33"/>
        <table:table-column table:style-name="co11" table:number-columns-repeated="3" table:default-cell-style-name="ce33"/>
        <table:table-column table:style-name="co15" table:default-cell-style-name="ce33"/>
        <table:table-column table:style-name="co11" table:default-cell-style-name="ce33"/>
        <table:table-column table:style-name="co13" table:number-columns-repeated="16378" table:default-cell-style-name="ce33"/>
        <table:table-row table:style-name="ro8">
          <table:table-cell table:style-name="ce32" office:value-type="string" calcext:value-type="string">
            <text:p>Beispiel 7.5 - Programmentscheidung - Matratzen Lenatex</text:p>
          </table:table-cell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4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style-name="ce58"/>
          <table:table-cell table:number-columns-repeated="16379"/>
        </table:table-row>
        <table:table-row table:style-name="ro9">
          <table:table-cell table:style-name="ce35" office:value-type="string" calcext:value-type="string">
            <text:p>Nettoverkaufspreis / Stk </text:p>
          </table:table-cell>
          <table:table-cell table:style-name="ce42" office:value-type="float" office:value="230" calcext:value-type="float">
            <text:p><text:s/>230,00 </text:p>
          </table:table-cell>
          <table:table-cell table:style-name="ce42" office:value-type="float" office:value="255" calcext:value-type="float">
            <text:p><text:s/>255,00 </text:p>
          </table:table-cell>
          <table:table-cell table:style-name="ce42" office:value-type="float" office:value="310" calcext:value-type="float">
            <text:p><text:s/>310,00 </text:p>
          </table:table-cell>
          <table:table-cell table:style-name="ce59"/>
          <table:table-cell table:number-columns-repeated="16379"/>
        </table:table-row>
        <table:table-row table:style-name="ro9">
          <table:table-cell table:style-name="ce35" office:value-type="string" calcext:value-type="string">
            <text:p>Selbstkosten zu Vollkosten / Stk </text:p>
          </table:table-cell>
          <table:table-cell table:style-name="ce42" office:value-type="float" office:value="165" calcext:value-type="float">
            <text:p><text:s/>165,00 </text:p>
          </table:table-cell>
          <table:table-cell table:style-name="ce42" office:value-type="float" office:value="260" calcext:value-type="float">
            <text:p><text:s/>260,00 </text:p>
          </table:table-cell>
          <table:table-cell table:style-name="ce42" office:value-type="float" office:value="181" calcext:value-type="float">
            <text:p><text:s/>181,00 </text:p>
          </table:table-cell>
          <table:table-cell table:style-name="ce59"/>
          <table:table-cell table:number-columns-repeated="16379"/>
        </table:table-row>
        <table:table-row table:style-name="ro9">
          <table:table-cell table:style-name="ce35" office:value-type="string" calcext:value-type="string">
            <text:p>Variable Selbstkosten / Stk </text:p>
          </table:table-cell>
          <table:table-cell table:style-name="ce42" office:value-type="float" office:value="98" calcext:value-type="float">
            <text:p><text:s/>98,00 </text:p>
          </table:table-cell>
          <table:table-cell table:style-name="ce42" office:value-type="float" office:value="132" calcext:value-type="float">
            <text:p><text:s/>132,00 </text:p>
          </table:table-cell>
          <table:table-cell table:style-name="ce42" office:value-type="float" office:value="144" calcext:value-type="float">
            <text:p><text:s/>144,00 </text:p>
          </table:table-cell>
          <table:table-cell table:style-name="ce59"/>
          <table:table-cell table:number-columns-repeated="16379"/>
        </table:table-row>
        <table:table-row table:style-name="ro9">
          <table:table-cell table:style-name="ce35" office:value-type="string" calcext:value-type="string">
            <text:p>Erzeugte und abgesetzte Menge </text:p>
          </table:table-cell>
          <table:table-cell table:style-name="ce43" office:value-type="float" office:value="1350" calcext:value-type="float">
            <text:p><text:s/>1.350 </text:p>
          </table:table-cell>
          <table:table-cell table:style-name="ce43" office:value-type="float" office:value="850" calcext:value-type="float">
            <text:p><text:s/>850 </text:p>
          </table:table-cell>
          <table:table-cell table:style-name="ce43" office:value-type="float" office:value="620" calcext:value-type="float">
            <text:p><text:s/>620 </text:p>
          </table:table-cell>
          <table:table-cell table:style-name="ce60"/>
          <table:table-cell table:number-columns-repeated="16379"/>
        </table:table-row>
        <table:table-row table:style-name="ro4">
          <table:table-cell/>
          <table:table-cell table:style-name="ce44" table:number-columns-repeated="3"/>
          <table:table-cell table:style-name="ce61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office:value-type="string" calcext:value-type="string">
            <text:p>a)</text:p>
          </table:table-cell>
          <table:table-cell table:number-columns-repeated="5"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5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9">
          <table:table-cell office:value-type="string" calcext:value-type="string">
            <text:p>DB</text:p>
          </table:table-cell>
          <table:table-cell table:style-name="ce44" table:formula="of:=[.B5]-[.B7]" office:value-type="float" office:value="132" calcext:value-type="float">
            <text:p><text:s/>132,00 </text:p>
          </table:table-cell>
          <table:table-cell table:style-name="ce44" table:formula="of:=[.C5]-[.C7]" office:value-type="float" office:value="123" calcext:value-type="float">
            <text:p><text:s/>123,00 </text:p>
          </table:table-cell>
          <table:table-cell table:style-name="ce44" table:formula="of:=[.D5]-[.D7]" office:value-type="float" office:value="166" calcext:value-type="float">
            <text:p><text:s/>166,00 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 table:number-rows-repeated="2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/>
          <table:table-cell table:style-name="ce45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/>
          <table:table-cell table:style-name="ce44" table:number-columns-repeated="3"/>
          <table:table-cell table:style-name="ce44" table:formula="of:=SUM([.B16:.D16])" office:value-type="float" office:value="0" calcext:value-type="float">
            <text:p><text:s/>- <text:s text:c="2"/></text:p>
          </table:table-cell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4" table:number-rows-repeated="2">
          <table:table-cell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office:value-type="string" calcext:value-type="string">
            <text:p>b)</text:p>
          </table:table-cell>
          <table:table-cell table:style-name="ce46" table:formula="of:=[.B12]*[.B8]" office:value-type="currency" office:currency="EUR" office:value="178200" calcext:value-type="currency">
            <text:p>€ 178.200,00</text:p>
          </table:table-cell>
          <table:table-cell table:style-name="ce46" table:formula="of:=[.C12]*[.C8]" office:value-type="currency" office:currency="EUR" office:value="104550" calcext:value-type="currency">
            <text:p>€ 104.550,00</text:p>
          </table:table-cell>
          <table:table-cell table:style-name="ce46" table:formula="of:=[.D12]*[.D8]" office:value-type="currency" office:currency="EUR" office:value="102920" calcext:value-type="currency">
            <text:p>€ 102.92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office:value-type="string" calcext:value-type="string">
            <text:p>restliches</text:p>
          </table:table-cell>
          <table:table-cell table:style-name="ce46" table:number-columns-repeated="2"/>
          <table:table-cell table:style-name="ce46" office:value-type="currency" office:currency="EUR" office:value="108906" calcext:value-type="currency">
            <text:p>€ 108.90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 office:value-type="string" calcext:value-type="string">
            <text:p>Gesamter DB</text:p>
          </table:table-cell>
          <table:table-cell table:style-name="ce46" table:number-columns-repeated="2"/>
          <table:table-cell table:style-name="ce46" table:formula="of:=SUM([.B20:.D21])" office:value-type="currency" office:currency="EUR" office:value="494576" calcext:value-type="currency">
            <text:p>€ 494.57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6" office:value-type="string" calcext:value-type="string">
            <text:p>Fixprodukte</text:p>
          </table:table-cell>
          <table:table-cell table:style-name="ce47"/>
          <table:table-cell table:style-name="ce46"/>
          <table:table-cell table:style-name="ce57" office:value-type="currency" office:currency="EUR" office:value="405060" calcext:value-type="currency">
            <text:p>€ 405.06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/>
          <table:table-cell table:style-name="ce47"/>
          <table:table-cell table:style-name="ce46"/>
          <table:table-cell table:style-name="ce46" table:formula="of:=[.D22]-[.D23]" office:value-type="currency" office:currency="EUR" office:value="89516" calcext:value-type="currency">
            <text:p>€ 89.51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6"/>
          <table:table-cell table:style-name="ce48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4" table:number-rows-repeated="2">
          <table:table-cell table:style-name="ce37"/>
          <table:table-cell table:style-name="ce49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office:value-type="string" calcext:value-type="string">
            <text:p>c)</text:p>
          </table:table-cell>
          <table:table-cell table:style-name="ce50"/>
          <table:table-cell/>
          <table:table-cell table:style-name="ce50"/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8" office:value-type="string" calcext:value-type="string">
            <text:p>Nettoverkaufspreis / Stk </text:p>
          </table:table-cell>
          <table:table-cell table:style-name="ce51" table:formula="of:=[.B5]*0.85" office:value-type="float" office:value="195.5" calcext:value-type="float">
            <text:p>195,5</text:p>
          </table:table-cell>
          <table:table-cell table:style-name="ce38"/>
          <table:table-cell table:style-name="ce51" table:formula="of:=[.D5]*0.9" office:value-type="float" office:value="279" calcext:value-type="float">
            <text:p>279</text:p>
          </table:table-cell>
          <table:table-cell table:style-name="ce38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8" office:value-type="string" calcext:value-type="string">
            <text:p>SK</text:p>
          </table:table-cell>
          <table:table-cell table:style-name="ce52" table:formula="of:=[.B7]" office:value-type="currency" office:currency="EUR" office:value="98" calcext:value-type="currency">
            <text:p>€ 98,00</text:p>
          </table:table-cell>
          <table:table-cell table:style-name="ce52"/>
          <table:table-cell table:style-name="ce52" table:formula="of:=[.D7]" office:value-type="currency" office:currency="EUR" office:value="144" calcext:value-type="currency">
            <text:p>€ 144,00</text:p>
          </table:table-cell>
          <table:table-cell table:style-name="ce62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6" office:value-type="string" calcext:value-type="string">
            <text:p>DB</text:p>
          </table:table-cell>
          <table:table-cell table:style-name="ce46" table:formula="of:=[.B29]-[.B30]" office:value-type="currency" office:currency="EUR" office:value="97.5" calcext:value-type="currency">
            <text:p>€ 97,50</text:p>
          </table:table-cell>
          <table:table-cell table:style-name="ce46"/>
          <table:table-cell table:style-name="ce46" table:formula="of:=[.D29]-[.D30]" office:value-type="currency" office:currency="EUR" office:value="135" calcext:value-type="currency">
            <text:p>€ 135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6" office:value-type="string" calcext:value-type="string">
            <text:p>Stück</text:p>
          </table:table-cell>
          <table:table-cell table:style-name="ce46" office:value-type="currency" office:currency="EUR" office:value="300" calcext:value-type="currency">
            <text:p>€ 300,00</text:p>
          </table:table-cell>
          <table:table-cell table:style-name="ce46"/>
          <table:table-cell table:style-name="ce46" office:value-type="currency" office:currency="EUR" office:value="300" calcext:value-type="currency">
            <text:p>€ 30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9">
          <table:table-cell table:style-name="ce36"/>
          <table:table-cell table:style-name="ce46" table:formula="of:=[.B32]*[.B31]" office:value-type="currency" office:currency="EUR" office:value="29250" calcext:value-type="currency">
            <text:p>€ 29.250,00</text:p>
          </table:table-cell>
          <table:table-cell table:style-name="ce46"/>
          <table:table-cell table:style-name="ce46" table:formula="of:=[.D32]*[.D31]" office:value-type="currency" office:currency="EUR" office:value="40500" calcext:value-type="currency">
            <text:p>€ 40.50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9"/>
          <table:table-cell table:style-name="ce47" table:number-columns-repeated="3"/>
          <table:table-cell table:style-name="ce5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/>
          <table:table-cell table:style-name="ce46" office:value-type="string" calcext:value-type="string">
            <text:p>Golden nehmen, bringt mehr</text:p>
          </table:table-cell>
          <table:table-cell table:style-name="ce46" table:number-columns-repeated="2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 table:style-name="ce39"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4">
          <table:table-cell/>
          <table:table-cell table:style-name="ce53" table:number-columns-repeated="3"/>
          <table:table-cell table:number-columns-repeated="16380"/>
        </table:table-row>
        <table:table-row table:style-name="ro4">
          <table:table-cell office:value-type="string" calcext:value-type="string">
            <text:p>d)</text:p>
          </table:table-cell>
          <table:table-cell table:number-columns-repeated="2"/>
          <table:table-cell table:style-name="ce53" office:value-type="currency" office:currency="EUR" office:value="215" calcext:value-type="currency">
            <text:p>€ 215,00</text:p>
          </table:table-cell>
          <table:table-cell table:number-columns-repeated="16380"/>
        </table:table-row>
        <table:table-row table:style-name="ro4">
          <table:table-cell/>
          <table:table-cell table:style-name="ce48"/>
          <table:table-cell/>
          <table:table-cell table:style-name="ce53" table:formula="of:=[.C7]" office:value-type="currency" office:currency="EUR" office:value="132" calcext:value-type="currency">
            <text:p>€ 132,00</text:p>
          </table:table-cell>
          <table:table-cell table:number-columns-repeated="16380"/>
        </table:table-row>
        <table:table-row table:style-name="ro4">
          <table:table-cell table:style-name="ce36"/>
          <table:table-cell table:style-name="ce44"/>
          <table:table-cell table:style-name="ce36"/>
          <table:table-cell table:style-name="ce53" table:formula="of:=[.D39]-[.D40]" office:value-type="currency" office:currency="EUR" office:value="83" calcext:value-type="currency">
            <text:p>€ 83,00</text:p>
          </table:table-cell>
          <table:table-cell table:number-columns-repeated="16380"/>
        </table:table-row>
        <table:table-row table:style-name="ro4">
          <table:table-cell table:style-name="ce36"/>
          <table:table-cell table:style-name="ce44"/>
          <table:table-cell table:style-name="ce36" office:value-type="float" office:value="1200" calcext:value-type="float">
            <text:p>1200</text:p>
          </table:table-cell>
          <table:table-cell table:style-name="ce53" table:formula="of:=[.D41]*[.C42]" office:value-type="currency" office:currency="EUR" office:value="99600" calcext:value-type="currency">
            <text:p>€ 99.600,00</text:p>
          </table:table-cell>
          <table:table-cell table:number-columns-repeated="16380"/>
        </table:table-row>
        <table:table-row table:style-name="ro4">
          <table:table-cell table:style-name="ce40"/>
          <table:table-cell table:style-name="ce54"/>
          <table:table-cell table:style-name="ce36"/>
          <table:table-cell table:style-name="ce53" table:formula="of:=[.C20]" office:value-type="currency" office:currency="EUR" office:value="104550" calcext:value-type="currency">
            <text:p>€ 104.550,00</text:p>
          </table:table-cell>
          <table:table-cell table:number-columns-repeated="16380"/>
        </table:table-row>
        <table:table-row table:style-name="ro4">
          <table:table-cell table:style-name="ce36"/>
          <table:table-cell table:style-name="ce44"/>
          <table:table-cell table:style-name="ce36"/>
          <table:table-cell table:style-name="ce53" table:formula="of:=[.D42]-[.D43]" office:value-type="currency" office:currency="EUR" office:value="-4950" calcext:value-type="currency">
            <text:p>-€ 4.950,00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Würde ein minus von soundso machen, nein</text:p>
          </table:table-cell>
          <table:table-cell table:number-columns-repeated="16380"/>
        </table:table-row>
        <table:table-row table:style-name="ro4">
          <table:table-cell/>
          <table:table-cell table:style-name="ce55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39"/>
          <table:table-cell/>
          <table:table-cell table:style-name="ce56"/>
          <table:table-cell table:number-columns-repeated="16381"/>
        </table:table-row>
        <table:table-row table:style-name="ro4" table:number-rows-repeated="104852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1" number:min-decimal-places="1" number:min-integer-digits="1"/>
      <number:text>%</number:text>
    </number:percentag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8"/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7.1_20_Vorlage" style:display-name="PageStyle_7.1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7.5_20_Vorlage" style:display-name="PageStyle_ 7.5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2_20_Vorlage" style:display-name="PageStyle_7.2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3_20_Vorlage" style:display-name="PageStyle_7.3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4_20_Vorlage" style:display-name="PageStyle_7.4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BLW</meta:initial-creator>
    <meta:print-date>2023-06-19T06:53:02</meta:print-date>
    <meta:creation-date>2014-02-05T08:07:22</meta:creation-date>
    <dc:date>2024-03-15T18:27:14.475110701</dc:date>
    <meta:editing-duration>PT49M28S</meta:editing-duration>
    <meta:generator>LibreOffice/7.6.5.2$Linux_X86_64 LibreOffice_project/60$Build-2</meta:generator>
    <meta:editing-cycles>1</meta:editing-cycles>
    <meta:document-statistic meta:table-count="5" meta:cell-count="239" meta:object-count="0"/>
    <meta:user-defined meta:name="AppVersion">16.0300</meta:user-defined>
    <meta:user-defined meta:name="Company">HBLW Landwiedstraße</meta:user-defined>
  </office:meta>
</office:document-meta>
</file>